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adornments="Regular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6633" draw:fill-color="#e1e1cc" draw:textarea-horizontal-align="justify" draw:textarea-vertical-align="middle" draw:auto-grow-height="false" fo:min-height="3.703cm" fo:min-width="18.556cm"/>
    </style:style>
    <style:style style:name="gr2" style:family="graphic" style:parent-style-name="standard">
      <style:graphic-properties draw:stroke="dash" draw:stroke-dash="Fine_20_Dashed" svg:stroke-color="#996633" draw:fill-color="#e1e1cc" draw:textarea-horizontal-align="justify" draw:textarea-vertical-align="middle" draw:auto-grow-height="false" fo:min-height="3.179cm" fo:min-width="13.724cm"/>
    </style:style>
    <style:style style:name="gr3" style:family="graphic" style:parent-style-name="standard">
      <style:graphic-properties svg:stroke-color="#ffffff" draw:fill-color="#99ccff" draw:textarea-horizontal-align="justify" draw:textarea-vertical-align="middle" draw:auto-grow-height="false" fo:min-height="1.655cm" fo:min-width="3.056cm"/>
    </style:style>
    <style:style style:name="gr4" style:family="graphic" style:parent-style-name="standard">
      <style:graphic-properties svg:stroke-color="#ffffff" draw:fill-color="#99cc99" draw:textarea-horizontal-align="justify" draw:textarea-vertical-align="middle" draw:auto-grow-height="false" fo:min-height="1.655cm" fo:min-width="3.056cm"/>
    </style:style>
    <style:style style:name="gr5" style:family="graphic" style:parent-style-name="standard">
      <style:graphic-properties svg:stroke-color="#ffffff" draw:fill-color="#99cc99" draw:textarea-horizontal-align="justify" draw:textarea-vertical-align="middle" draw:auto-grow-height="false" fo:min-height="1.909cm" fo:min-width="3.047cm"/>
    </style:style>
    <style:style style:name="gr6" style:family="graphic" style:parent-style-name="standard">
      <style:graphic-properties svg:stroke-color="#ff9999" draw:fill-color="#ff9999" draw:textarea-horizontal-align="justify" draw:textarea-vertical-align="middle" draw:auto-grow-height="false" fo:min-height="1.655cm" fo:min-width="3.183cm"/>
    </style:style>
    <style:style style:name="gr7" style:family="graphic" style:parent-style-name="standard">
      <style:graphic-properties svg:stroke-color="#666666" draw:fill-color="#fff7ed" draw:textarea-horizontal-align="justify" draw:textarea-vertical-align="middle" draw:auto-grow-height="false" fo:min-height="1.32cm" fo:min-width="0.898cm"/>
    </style:style>
    <style:style style:name="gr8" style:family="graphic" style:parent-style-name="standard">
      <style:graphic-properties svg:stroke-color="#666666" draw:fill-color="#fff7ed" draw:textarea-horizontal-align="justify" draw:textarea-vertical-align="middle" draw:auto-grow-height="false" fo:min-height="1.044cm" fo:min-width="1.916cm"/>
    </style:style>
    <style:style style:name="gr9" style:family="graphic" style:parent-style-name="objectwithoutfill">
      <style:graphic-properties svg:stroke-color="#666666" draw:fill="none" draw:fill-color="#fff7ed" draw:textarea-vertical-align="middle"/>
    </style:style>
    <style:style style:name="gr10" style:family="graphic" style:parent-style-name="standard">
      <style:graphic-properties draw:stroke="none" svg:stroke-color="#666666" draw:fill="none" draw:fill-color="#fff7ed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333333" draw:fill="none" draw:fill-color="#ffffff" fo:min-height="0.305cm"/>
    </style:style>
    <style:style style:name="gr12" style:family="graphic" style:parent-style-name="standard">
      <style:graphic-properties svg:stroke-width="0.254cm" svg:stroke-color="#cccccc" draw:marker-start-width="0.965cm" draw:marker-end="Arrow" draw:marker-end-width="0.559cm" draw:textarea-vertical-align="middle" fo:padding-top="0.252cm" fo:padding-bottom="0.252cm" fo:padding-left="0.377cm" fo:padding-right="0.377cm"/>
    </style:style>
    <style:style style:name="gr13" style:family="graphic" style:parent-style-name="standard">
      <style:graphic-properties svg:stroke-width="0.254cm" svg:stroke-color="#cccccc" draw:marker-start-width="0.965cm" draw:marker-end="Arrow" draw:marker-end-width="0.61cm" draw:textarea-vertical-align="middle" fo:padding-top="0.252cm" fo:padding-bottom="0.252cm" fo:padding-left="0.377cm" fo:padding-right="0.377cm"/>
    </style:style>
    <style:style style:name="gr14" style:family="graphic" style:parent-style-name="standard">
      <style:graphic-properties svg:stroke-width="0.254cm" svg:stroke-color="#cccccc" draw:marker-start-width="0.965cm" draw:marker-end="Arrow" draw:marker-end-width="0.61cm" draw:textarea-vertical-align="middle" fo:padding-top="0.252cm" fo:padding-bottom="0.252cm" fo:padding-left="0.377cm" fo:padding-right="0.377cm"/>
    </style:style>
    <style:style style:name="gr15" style:family="graphic" style:parent-style-name="standard">
      <style:graphic-properties svg:stroke-color="#333333" draw:fill-color="#ffffff" draw:textarea-horizontal-align="justify" draw:textarea-vertical-align="middle" draw:auto-grow-height="false" fo:min-height="1.274cm" fo:min-width="3.183cm"/>
    </style:style>
    <style:style style:name="gr16" style:family="graphic" style:parent-style-name="standard">
      <style:graphic-properties draw:stroke="solid" svg:stroke-color="#333333" draw:fill="none" draw:fill-color="#ffffff" fo:min-height="0.369cm"/>
    </style:style>
    <style:style style:name="gr17" style:family="graphic" style:parent-style-name="standard">
      <style:graphic-properties svg:stroke-color="#333333" draw:fill-color="#ffffff" draw:textarea-horizontal-align="justify" draw:textarea-vertical-align="middle" draw:auto-grow-height="false" fo:min-height="1.401cm" fo:min-width="3.564cm"/>
    </style:style>
    <style:style style:name="gr18" style:family="graphic" style:parent-style-name="standard">
      <style:graphic-properties svg:stroke-color="#333333" draw:fill-color="#ffffff" draw:textarea-horizontal-align="justify" draw:textarea-vertical-align="middle" draw:auto-grow-height="false" fo:min-height="1.401cm" fo:min-width="2.548cm"/>
    </style:style>
    <style:style style:name="gr19" style:family="graphic" style:parent-style-name="standard">
      <style:graphic-properties draw:stroke="none" svg:stroke-color="#333333" draw:fill="none" draw:fill-color="#ffffff" fo:min-height="0.3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fo:min-height="0.54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3cm" fo:min-width="0cm"/>
    </style:style>
    <style:style style:name="P1" style:family="paragraph">
      <loext:graphic-properties draw:fill-color="#e1e1cc"/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  <style:text-properties style:font-name="Verdana" fo:font-size="9pt"/>
    </style:style>
    <style:style style:name="P3" style:family="paragraph">
      <loext:graphic-properties draw:fill-color="#99ccff"/>
      <style:paragraph-properties fo:text-align="center"/>
      <style:text-properties style:font-name="Verdana" fo:font-size="9pt" style:font-size-asian="11pt" style:font-size-complex="11pt"/>
    </style:style>
    <style:style style:name="P4" style:family="paragraph">
      <loext:graphic-properties draw:fill-color="#99cc99"/>
      <style:paragraph-properties fo:text-align="center"/>
      <style:text-properties style:font-name="Verdana" fo:font-size="9pt" style:font-size-asian="11pt" style:font-size-complex="11pt"/>
    </style:style>
    <style:style style:name="P5" style:family="paragraph">
      <loext:graphic-properties draw:fill-color="#ff9999"/>
      <style:paragraph-properties fo:text-align="center"/>
      <style:text-properties style:font-name="Verdana" fo:font-size="9pt" style:font-size-asian="11pt" style:font-size-complex="11pt"/>
    </style:style>
    <style:style style:name="P6" style:family="paragraph">
      <loext:graphic-properties draw:fill-color="#fff7ed"/>
      <style:paragraph-properties fo:text-align="center"/>
      <style:text-properties style:font-name="Verdana" fo:font-size="9pt" style:font-size-asian="11pt" style:font-size-complex="11pt"/>
    </style:style>
    <style:style style:name="P7" style:family="paragraph">
      <loext:graphic-properties draw:fill-color="#fff7ed"/>
      <style:paragraph-properties fo:text-align="center"/>
      <style:text-properties style:font-name="Verdana" fo:font-size="9pt"/>
    </style:style>
    <style:style style:name="P8" style:family="paragraph">
      <loext:graphic-properties draw:fill="none" draw:fill-color="#fff7ed"/>
      <style:paragraph-properties fo:text-align="center"/>
      <style:text-properties style:font-name="Verdana" fo:font-size="9pt"/>
    </style:style>
    <style:style style:name="P9" style:family="paragraph">
      <style:text-properties style:font-name="Verdana" fo:font-size="9pt"/>
    </style:style>
    <style:style style:name="P10" style:family="paragraph">
      <loext:graphic-properties draw:fill="none" draw:fill-color="#fff7ed"/>
      <style:text-properties style:font-name="Verdana" fo:font-size="9pt"/>
    </style:style>
    <style:style style:name="P11" style:family="paragraph">
      <style:text-properties style:font-name="Verdana" fo:font-size="9pt" style:font-size-asian="18pt" style:font-size-complex="18pt"/>
    </style:style>
    <style:style style:name="P12" style:family="paragraph">
      <loext:graphic-properties draw:fill="none" draw:fill-color="#ffffff"/>
      <style:text-properties style:font-name="Verdana" fo:font-size="9pt" style:font-size-asian="18pt" style:font-size-complex="18pt"/>
    </style:style>
    <style:style style:name="P13" style:family="paragraph">
      <style:paragraph-properties fo:text-align="center"/>
      <style:text-properties style:font-name="Verdana" fo:font-size="9pt" fo:font-style="italic"/>
    </style:style>
    <style:style style:name="P14" style:family="paragraph">
      <style:paragraph-properties fo:text-align="center"/>
      <style:text-properties style:font-name="Verdana" fo:font-size="9pt" fo:font-style="italic" style:font-size-asian="18pt" style:font-style-asian="italic" style:font-size-complex="18pt" style:font-style-complex="italic"/>
    </style:style>
    <style:style style:name="P15" style:family="paragraph">
      <style:paragraph-properties fo:text-align="center"/>
      <style:text-properties style:font-name="Verdana" fo:font-size="9pt" fo:font-style="italic" style:font-style-asian="italic" style:font-style-complex="italic"/>
    </style:style>
    <style:style style:name="P16" style:family="paragraph">
      <style:paragraph-properties fo:text-align="center"/>
      <style:text-properties style:font-name="Verdana" fo:font-size="9pt" style:font-size-asian="18pt" style:font-size-complex="18pt"/>
    </style:style>
    <style:style style:name="P17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18" style:family="paragraph">
      <style:paragraph-properties fo:text-align="center"/>
      <style:text-properties style:font-name="Consolas"/>
    </style:style>
    <style:style style:name="P19" style:family="paragraph">
      <loext:graphic-properties draw:fill="none" draw:fill-color="#ffffff"/>
      <style:paragraph-properties fo:text-align="center"/>
      <style:text-properties style:font-name="Consolas" fo:font-size="10.5pt" style:font-size-asian="10.5pt" style:font-size-complex="10.5pt"/>
    </style:style>
    <style:style style:name="P20" style:family="paragraph">
      <loext:graphic-properties draw:fill="none" draw:fill-color="#ffffff"/>
    </style:style>
    <style:style style:name="P21" style:family="paragraph">
      <style:text-properties fo:font-style="italic"/>
    </style:style>
    <style:style style:name="P22" style:family="paragraph">
      <loext:graphic-properties draw:fill="none" draw:fill-color="#ffffff"/>
      <style:text-properties fo:font-style="italic"/>
    </style:style>
    <style:style style:name="P23" style:family="paragraph">
      <style:text-properties fo:font-style="italic" style:font-style-asian="italic" style:font-style-complex="italic"/>
    </style:style>
    <style:style style:name="P24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style:font-size-asian="11pt" style:font-size-complex="11pt"/>
    </style:style>
    <style:style style:name="T2" style:family="text">
      <style:text-properties fo:font-size="9pt" style:font-size-asian="11pt" style:font-size-complex="11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style:font-name="Verdana" fo:font-size="9pt" style:font-size-asian="18pt" style:font-size-complex="18pt"/>
    </style:style>
    <style:style style:name="T6" style:family="text">
      <style:text-properties style:font-name="Verdana" fo:font-size="9pt" fo:font-style="italic" style:font-size-asian="18pt" style:font-style-asian="italic" style:font-size-complex="18pt" style:font-style-complex="italic"/>
    </style:style>
    <style:style style:name="T7" style:family="text">
      <style:text-properties style:font-name="Verdana" fo:font-size="9pt" fo:font-style="italic" style:font-style-asian="italic" style:font-style-complex="italic"/>
    </style:style>
    <style:style style:name="T8" style:family="text">
      <style:text-properties style:font-name="Verdana" fo:font-size="9pt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55cm" svg:height="7.488cm" svg:x="7.461cm" svg:y="12.40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layer="layout" svg:width="14.224cm" svg:height="3.429cm" svg:x="11.622cm" svg:y="15.3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556cm" svg:height="1.905cm" svg:x="1cm" svg:y="1cm">
          <text:p text:style-name="P2"><text:span text:style-name="T1">AutoSys job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3.556cm" svg:height="1.905cm" svg:x="1cm" svg:y="4.256cm">
          <draw:glue-point draw:id="4" svg:x="4.91cm" svg:y="-2.803cm" draw:escape-direction="left"/>
          <draw:glue-point draw:id="5" svg:x="4.91cm" svg:y="1.916cm"/>
          <text:p text:style-name="P2"><text:span text:style-name="T1">Shell Scrip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3.547cm" svg:height="2.159cm" svg:x="1cm" svg:y="8.516cm">
          <draw:glue-point draw:id="4" svg:x="4.936cm" svg:y="-2.695cm"/>
          <draw:glue-point draw:id="5" svg:x="4.936cm" svg:y="1.838cm"/>
          <draw:glue-point draw:id="6" svg:x="4.936cm" svg:y="4.043cm"/>
          <draw:glue-point draw:id="7" svg:x="4.116cm" svg:y="5.002cm"/>
          <draw:glue-point draw:id="8" svg:x="-2.148cm" svg:y="5.002cm"/>
          <text:p text:style-name="P2"><text:span text:style-name="T1">Java </text:span><text:span text:style-name="T1"><text:line-break/></text:span><text:span text:style-name="T1">Batch Program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7" draw:id="id7" draw:layer="layout" svg:width="3.683cm" svg:height="1.905cm" svg:x="9.255cm" svg:y="13.065cm">
          <text:p text:style-name="P2"><text:span text:style-name="T1">Stored Procedur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5" draw:id="id5" draw:layer="layout" svg:width="1.397cm" svg:height="1.778cm" svg:x="10.211cm" svg:y="6.591cm">
          <text:p text:style-name="P2"><text:span text:style-name="T1">Java </text:span><text:span text:style-name="T1"><text:line-break/></text:span><text:span text:style-name="T1">log file</text:span></text:p>
          <draw:enhanced-geometry svg:viewBox="0 0 21600 21600" draw:glue-points="10800 0 0 10800 10800 21600 21600 10800" draw:text-areas="0 0 21600 ?f11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xml:id="id4" draw:id="id4" draw:layer="layout" svg:width="1.397cm" svg:height="1.778cm" svg:x="10.163cm" svg:y="2.769cm">
          <text:p text:style-name="P2"><text:span text:style-name="T1">Shell </text:span><text:span text:style-name="T1"><text:line-break/></text:span><text:span text:style-name="T1">script </text:span><text:span text:style-name="T1"><text:line-break/></text:span><text:span text:style-name="T1">log file</text:span></text:p>
          <draw:enhanced-geometry svg:viewBox="0 0 21600 21600" draw:glue-points="10800 0 0 10800 10800 21600 21600 10800" draw:text-areas="0 0 21600 ?f11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xml:id="id6" draw:id="id6">
          <draw:custom-shape draw:style-name="gr8" draw:text-style-name="P7" draw:layer="layout" svg:width="2.416cm" svg:height="1.294cm" svg:x="12.456cm" svg:y="4.871cm">
            <text:p text:style-name="P2"/>
            <draw:enhanced-geometry svg:viewBox="0 0 21600 21600" draw:type="rectangle" draw:enhanced-path="M 0 0 L 21600 0 21600 21600 0 21600 0 0 Z N"/>
          </draw:custom-shape>
          <draw:line draw:style-name="gr9" draw:text-style-name="P8" draw:layer="layout" svg:x1="12.45cm" svg:y1="4.873cm" svg:x2="13.606cm" svg:y2="5.64cm">
            <text:p/>
          </draw:line>
          <draw:line draw:style-name="gr9" draw:text-style-name="P8" draw:layer="layout" svg:x1="14.87cm" svg:y1="4.874cm" svg:x2="13.603cm" svg:y2="5.64cm">
            <text:p/>
          </draw:line>
          <draw:frame draw:style-name="gr10" draw:text-style-name="P10" draw:layer="layout" svg:width="1.378cm" svg:height="0.637cm" svg:x="13.565cm" svg:y="5.61cm">
            <draw:text-box>
              <text:p text:style-name="P9"><text:span text:style-name="T2">Email</text:span></text:p>
            </draw:text-box>
          </draw:frame>
        </draw:g>
        <draw:frame draw:style-name="gr11" draw:text-style-name="P12" draw:layer="layout" svg:width="5.504cm" svg:height="0.637cm" svg:x="13.123cm" svg:y="18.177cm">
          <draw:text-box>
            <text:p text:style-name="P11">Job Control Tables</text:p>
          </draw:text-box>
        </draw:frame>
        <draw:connector draw:style-name="gr12" draw:text-style-name="P13" draw:layer="layout" svg:x1="2.778cm" svg:y1="2.905cm" svg:x2="2.778cm" svg:y2="4.256cm" draw:start-shape="id1" draw:start-glue-point="2" draw:end-shape="id2" draw:end-glue-point="0" svg:d="M2778 2905v1351" svg:viewBox="0 0 1 1352">
          <text:p text:style-name="P13">1. invokes</text:p>
        </draw:connector>
        <draw:connector draw:style-name="gr12" draw:text-style-name="P13" draw:layer="layout" svg:x1="2.778cm" svg:y1="6.161cm" svg:x2="2.773cm" svg:y2="8.516cm" draw:start-shape="id2" draw:start-glue-point="2" draw:end-shape="id3" draw:end-glue-point="0" svg:d="M2778 6161v1177h-5v1178" svg:viewBox="0 0 6 2356">
          <text:p text:style-name="P13">3. invokes</text:p>
        </draw:connector>
        <draw:connector draw:style-name="gr12" draw:text-style-name="P14" draw:layer="layout" draw:line-skew="8.285cm" svg:x1="4.523cm" svg:y1="4.675cm" svg:x2="10.163cm" svg:y2="3.658cm" draw:start-shape="id2" draw:start-glue-point="4" draw:end-shape="id4" draw:end-glue-point="5" svg:d="M4523 4675h4261v-1017h1379" svg:viewBox="0 0 5641 1018">
          <text:p text:style-name="P14">2. begins writing</text:p>
        </draw:connector>
        <draw:connector draw:style-name="gr12" draw:text-style-name="P15" draw:layer="layout" svg:x1="4.523cm" svg:y1="9.014cm" svg:x2="10.211cm" svg:y2="7.48cm" draw:start-shape="id3" draw:start-glue-point="4" draw:end-shape="id5" draw:end-glue-point="5" svg:d="M4523 9014h2855v-1534h2833" svg:viewBox="0 0 5689 1535">
          <text:p text:style-name="P15"><text:span text:style-name="T3">4. begins writing</text:span></text:p>
        </draw:connector>
        <draw:connector draw:style-name="gr12" draw:text-style-name="P15" draw:layer="layout" svg:x1="4.523cm" svg:y1="5.572cm" svg:x2="12.45cm" svg:y2="5.559cm" draw:start-shape="id2" draw:start-glue-point="5" draw:end-shape="id6" draw:end-glue-point="3" svg:d="M4523 5572h3980v-13h3947" svg:viewBox="0 0 7928 14">
          <text:p text:style-name="P15"><text:span text:style-name="T3">11. sends</text:span></text:p>
        </draw:connector>
        <draw:connector draw:style-name="gr13" draw:text-style-name="P2" draw:layer="layout" svg:x1="4.232cm" svg:y1="10.674cm" svg:x2="9.255cm" svg:y2="14.017cm" draw:start-shape="id3" draw:start-glue-point="7" draw:end-shape="id7" draw:end-glue-point="3" svg:d="M4232 10674v3343h5023" svg:viewBox="0 0 5024 3344">
          <text:p/>
        </draw:connector>
        <draw:connector draw:style-name="gr14" draw:text-style-name="P16" draw:layer="layout" svg:x1="4.523cm" svg:y1="9.991cm" svg:x2="17.622cm" svg:y2="16.193cm" draw:start-shape="id3" draw:start-glue-point="5" draw:end-shape="id8" draw:end-glue-point="4" svg:d="M4523 9991h13099v6202" svg:viewBox="0 0 13100 6203">
          <text:p text:style-name="P16"/>
        </draw:connector>
        <draw:g xml:id="id10" draw:id="id10">
          <draw:custom-shape draw:style-name="gr15" draw:text-style-name="P17" draw:layer="layout" svg:width="3.683cm" svg:height="1.524cm" svg:x="12.468cm" svg:y="16.202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9" draw:layer="layout" svg:width="3.651cm" svg:height="0.619cm" svg:x="12.488cm" svg:y="16.219cm">
            <draw:text-box>
              <text:p text:style-name="P18"><text:span text:style-name="T4">APPL_JOB_ID_SEQ</text:span></text:p>
            </draw:text-box>
          </draw:frame>
        </draw:g>
        <draw:g xml:id="id8" draw:id="id8">
          <draw:glue-point draw:id="4" svg:x="-3.367cm" svg:y="-5.006cm"/>
          <draw:glue-point draw:id="5" svg:x="2.408cm" svg:y="-5.006cm"/>
          <draw:custom-shape draw:style-name="gr17" draw:text-style-name="P17" draw:layer="layout" svg:width="4.064cm" svg:height="1.651cm" svg:x="16.956cm" svg:y="16.202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9" draw:layer="layout" svg:width="4.074cm" svg:height="0.619cm" svg:x="16.959cm" svg:y="16.193cm">
            <draw:text-box>
              <text:p text:style-name="P18"><text:span text:style-name="T4">APPL_JOB_HDR</text:span></text:p>
            </draw:text-box>
          </draw:frame>
        </draw:g>
        <draw:g xml:id="id9" draw:id="id9">
          <draw:glue-point draw:id="4" svg:x="2.598cm" svg:y="-5.009cm"/>
          <draw:glue-point draw:id="5" svg:x="-3.218cm" svg:y="-4.894cm"/>
          <draw:custom-shape draw:style-name="gr18" draw:text-style-name="P17" draw:layer="layout" svg:width="3.048cm" svg:height="1.651cm" svg:x="21.655cm" svg:y="16.202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9" draw:layer="layout" svg:width="3.018cm" svg:height="0.619cm" svg:x="21.668cm" svg:y="16.221cm">
            <draw:text-box>
              <text:p text:style-name="P18"><text:span text:style-name="T4">APPL_JOB_DTL</text:span></text:p>
            </draw:text-box>
          </draw:frame>
        </draw:g>
        <draw:frame draw:style-name="gr19" draw:text-style-name="P12" draw:layer="layout" svg:width="3.416cm" svg:height="0.637cm" svg:x="7.723cm" svg:y="18.178cm">
          <draw:text-box>
            <text:p text:style-name="P11">RDBMS</text:p>
          </draw:text-box>
        </draw:frame>
        <draw:connector draw:style-name="gr13" draw:text-style-name="P2" draw:layer="layout" svg:x1="4.523cm" svg:y1="10.467cm" svg:x2="22.199cm" svg:y2="16.22cm" draw:start-shape="id3" draw:start-glue-point="6" draw:end-shape="id9" draw:end-glue-point="5" svg:d="M4523 10467h17676v5753" svg:viewBox="0 0 17677 5754">
          <text:p/>
        </draw:connector>
        <draw:connector draw:style-name="gr13" draw:text-style-name="P2" draw:layer="layout" draw:line-skew="-1.708cm" svg:x1="2.773cm" svg:y1="10.675cm" svg:x2="23.97cm" svg:y2="16.202cm" draw:start-shape="id3" draw:start-glue-point="2" draw:end-shape="id9" draw:end-glue-point="4" svg:d="M2773 10675v1055h21197v4472" svg:viewBox="0 0 21198 5528">
          <text:p/>
        </draw:connector>
        <draw:connector draw:style-name="gr13" draw:text-style-name="P2" draw:layer="layout" draw:line-skew="-1.175cm" svg:x1="2.012cm" svg:y1="10.674cm" svg:x2="19.975cm" svg:y2="16.193cm" draw:start-shape="id3" draw:start-glue-point="8" draw:end-shape="id8" draw:end-glue-point="5" svg:d="M2012 10674v1585h17963v3934" svg:viewBox="0 0 17964 5520">
          <text:p/>
        </draw:connector>
        <draw:connector draw:style-name="gr14" draw:text-style-name="P2" draw:layer="layout" draw:line-skew="-0.041cm" svg:x1="4.547cm" svg:y1="9.595cm" svg:x2="12.468cm" svg:y2="16.964cm" draw:start-shape="id3" draw:start-glue-point="1" draw:end-shape="id10" draw:end-glue-point="3" svg:d="M4547 9595h3919v7369h4002" svg:viewBox="0 0 7922 7370">
          <text:p text:style-name="P2"/>
        </draw:connector>
        <draw:frame draw:style-name="gr20" draw:text-style-name="P20" draw:layer="layout" svg:width="4.346cm" svg:height="0.637cm" svg:x="8.851cm" svg:y="9.695cm">
          <draw:text-box>
            <text:p><text:span text:style-name="T5">6. </text:span><text:span text:style-name="T6">inserts</text:span><text:span text:style-name="T5"> header record</text:span></text:p>
          </draw:text-box>
        </draw:frame>
        <draw:frame draw:style-name="gr20" draw:text-style-name="P22" draw:layer="layout" svg:width="4.126cm" svg:height="0.637cm" svg:x="9.613cm" svg:y="10.119cm">
          <draw:text-box>
            <text:p text:style-name="P21"><text:span text:style-name="T5">7. inserts detail record</text:span></text:p>
          </draw:text-box>
        </draw:frame>
        <draw:frame draw:style-name="gr21" draw:text-style-name="P24" draw:layer="layout" svg:width="4.004cm" svg:height="0.794cm" svg:x="4.605cm" svg:y="9.237cm">
          <draw:text-box>
            <text:p text:style-name="P23"><text:span text:style-name="T7">5. obtains new job_id</text:span></text:p>
          </draw:text-box>
        </draw:frame>
        <draw:frame draw:style-name="gr22" draw:text-style-name="P22" draw:layer="layout" svg:width="4.713cm" svg:height="1.023cm" svg:x="4.075cm" svg:y="13.667cm">
          <draw:text-box>
            <text:p text:style-name="P21"><text:span text:style-name="T5">8. calls stored procedure</text:span></text:p>
          </draw:text-box>
        </draw:frame>
        <draw:frame draw:style-name="gr20" draw:text-style-name="P22" draw:layer="layout" svg:width="4.325cm" svg:height="0.637cm" svg:x="8.877cm" svg:y="11.35cm">
          <draw:text-box>
            <text:p text:style-name="P21"><text:span text:style-name="T5">9. </text:span><text:span text:style-name="T8">updates</text:span><text:span text:style-name="T5"> detail record</text:span></text:p>
          </draw:text-box>
        </draw:frame>
        <draw:frame draw:style-name="gr20" draw:text-style-name="P22" draw:layer="layout" svg:width="4.748cm" svg:height="0.637cm" svg:x="9.005cm" svg:y="11.945cm">
          <draw:text-box>
            <text:p text:style-name="P21"><text:span text:style-name="T5">10. updates header recor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adornments="Regular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than Donald</meta:initial-creator>
    <meta:creation-date>2021-06-16T11:00:55.428742775</meta:creation-date>
    <dc:date>2021-06-16T13:51:04.948479041</dc:date>
    <dc:creator>Jonathan Donald</dc:creator>
    <meta:editing-duration>PT26M16S</meta:editing-duration>
    <meta:editing-cycles>5</meta:editing-cycles>
    <meta:generator>LibreOffice/6.1.5.2$Linux_X86_64 LibreOffice_project/10$Build-2</meta:generator>
    <meta:document-statistic meta:object-count="41"/>
  </office:meta>
</office:document-meta>
</file>